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Roboto" svg:font-family="Robot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Times New Roman"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4pt" fo:letter-spacing="normal" fo:language="uk" fo:country="UA" fo:font-style="normal" fo:font-weight="normal" style:font-size-asian="14pt" style:font-style-asian="normal" style:font-weight-asian="normal" style:font-size-complex="14pt" style:font-style-complex="normal" style:font-weight-complex="normal"/>
    </style:style>
    <style:style style:name="P6" style:family="paragraph" style:parent-style-name="Text_20_body">
      <style:paragraph-properties fo:margin-left="0cm" fo:margin-right="0cm" fo:text-align="justify" style:justify-single-word="false" fo:orphans="2" fo:widows="2" fo:text-indent="0cm" style:auto-text-indent="false"/>
    </style:style>
    <style:style style:name="P7" style:family="paragraph" style:parent-style-name="Text_20_body">
      <style:paragraph-properties fo:margin-left="0cm" fo:margin-right="0cm" fo:margin-top="0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fo:font-variant="normal" fo:text-transform="none" fo:color="#000000" style:font-name="Times New Roman" fo:font-size="14pt" fo:letter-spacing="normal" fo:language="uk" fo:country="UA" fo:font-style="normal" fo:font-weight="normal" style:font-size-asian="14pt" style:font-style-asian="normal" style:font-weight-asian="normal" style:font-size-complex="14pt" style:font-style-complex="normal" style:font-weight-complex="normal"/>
    </style:style>
    <style:style style:name="P10" style:family="paragraph" style:parent-style-name="Text_20_body">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size-complex="14pt"/>
    </style:style>
    <style:style style:name="P11" style:family="paragraph" style:parent-style-name="Text_20_body">
      <style:paragraph-properties fo:orphans="2" fo:widows="2"/>
      <style:text-properties fo:font-variant="normal" fo:text-transform="none" fo:color="#333333" style:font-name="Times New Roman" fo:font-size="14pt" fo:letter-spacing="normal" fo:font-style="normal" fo:font-weight="normal" style:font-size-asian="14pt" style:font-size-complex="14pt"/>
    </style:style>
    <style:style style:name="P12" style:family="paragraph" style:parent-style-name="Text_20_body">
      <style:paragraph-properties fo:text-align="start" style:justify-single-word="false"/>
      <style:text-properties fo:color="#000000" style:font-name="Times New Roman" fo:font-size="14pt" style:font-size-asian="14pt" style:font-size-complex="14pt"/>
    </style:style>
    <style:style style:name="P13" style:family="paragraph" style:parent-style-name="Text_20_body">
      <style:text-properties style:font-name="Times New Roman" fo:font-size="14pt" style:font-size-asian="14pt" style:font-size-complex="14pt"/>
    </style:style>
    <style:style style:name="P14" style:family="paragraph" style:parent-style-name="Text_20_body" style:list-style-name="L2">
      <style:paragraph-properties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15" style:family="paragraph" style:parent-style-name="Text_20_body">
      <style:paragraph-properties fo:text-align="start" style:justify-single-word="false"/>
      <style:text-properties fo:font-variant="normal" fo:text-transform="none" fo:color="#000000" style:font-name="Times New Roman" fo:font-size="14pt" fo:letter-spacing="normal" fo:language="uk" fo:country="UA" fo:font-style="normal" fo:font-weight="normal" style:font-size-asian="14pt" style:font-style-asian="normal" style:font-weight-asian="normal" style:font-size-complex="14pt" style:font-style-complex="normal" style:font-weight-complex="normal"/>
    </style:style>
    <style:style style:name="P16" style:family="paragraph" style:parent-style-name="Text_20_body" style:list-style-name="L1">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4pt" fo:letter-spacing="normal" fo:language="uk" fo:country="UA" fo:font-style="normal" fo:font-weight="normal" style:font-size-asian="14pt" style:font-style-asian="normal" style:font-weight-asian="normal" style:font-size-complex="14pt" style:font-style-complex="normal" style:font-weight-complex="normal"/>
    </style:style>
    <style:style style:name="P17" style:family="paragraph" style:parent-style-name="Text_20_body" style:list-style-name="L2">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4pt" fo:letter-spacing="normal" fo:language="uk" fo:country="UA" fo:font-style="normal" fo:font-weight="normal" style:font-size-asian="14pt" style:font-style-asian="normal" style:font-weight-asian="normal" style:font-size-complex="14pt" style:font-style-complex="normal" style:font-weight-complex="normal"/>
    </style:style>
    <style:style style:name="P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4pt" fo:letter-spacing="normal" fo:font-style="italic" fo:font-weight="normal" style:font-size-asian="14pt" style:font-size-complex="14pt"/>
    </style:style>
    <style:style style:name="P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4pt" fo:letter-spacing="normal" fo:font-style="italic" fo:font-weight="bold" style:font-size-asian="14pt" style:font-size-complex="14pt"/>
    </style:style>
    <style:style style:name="T1" style:family="text">
      <style:text-properties fo:language="uk" fo:country="UA"/>
    </style:style>
    <style:style style:name="T2" style:family="text">
      <style:text-properties fo:language="uk" fo:country="UA" style:font-style-asian="normal" style:font-weight-asian="normal" style:font-style-complex="normal" style:font-weight-complex="normal"/>
    </style:style>
    <style:style style:name="T3" style:family="text">
      <style:text-properties fo:font-variant="normal" fo:text-transform="none" fo:letter-spacing="normal"/>
    </style:style>
    <style:style style:name="T4" style:family="text">
      <style:text-properties fo:font-variant="normal" fo:text-transform="none" fo:letter-spacing="normal" fo:language="uk" fo:country="UA" fo:font-style="normal" fo:font-weight="normal"/>
    </style:style>
    <style:style style:name="T5" style:family="text">
      <style:text-properties fo:font-variant="normal" fo:text-transform="none" fo:letter-spacing="normal" fo:language="uk" fo:country="UA" fo:font-style="normal" fo:font-weight="normal" style:font-style-asian="normal" style:font-weight-asian="normal" style:font-style-complex="normal" style:font-weight-complex="normal"/>
    </style:style>
    <style:style style:name="T6" style:family="text">
      <style:text-properties fo:font-variant="normal" fo:text-transform="none" fo:letter-spacing="normal" fo:font-style="italic" fo:font-weight="bold"/>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000000" style:font-name="Times New Roman" fo:font-size="14pt" fo:letter-spacing="normal" fo:language="uk" fo:country="UA" fo:font-style="normal" fo:font-weight="normal"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style:font-name="Times New Roman" fo:font-size="14pt" fo:letter-spacing="normal" fo:font-style="normal" fo:font-weight="normal" style:font-size-asian="14pt" style:font-size-complex="14pt"/>
    </style:style>
    <style:style style:name="T10" style:family="text">
      <style:text-properties fo:font-variant="normal" fo:text-transform="none" fo:color="#000000" style:font-name="Times New Roman" fo:font-size="14pt" fo:letter-spacing="normal" fo:font-style="normal" fo:font-weight="bold" style:font-size-asian="14pt" style:font-size-complex="14pt"/>
    </style:style>
    <style:style style:name="T11" style:family="text">
      <style:text-properties fo:font-variant="normal" fo:text-transform="none" fo:color="#000000" fo:letter-spacing="normal" fo:font-style="italic" fo:font-weight="bold"/>
    </style:style>
    <style:style style:name="T12" style:family="text">
      <style:text-properties fo:font-variant="normal" fo:text-transform="none" fo:color="#000000" fo:letter-spacing="normal" fo:font-style="normal" fo:font-weight="normal"/>
    </style:style>
    <style:style style:name="T13" style:family="text">
      <style:text-properties fo:color="#000000"/>
    </style:style>
    <style:style style:name="T14" style:family="text">
      <style:text-properties fo:color="#000000" style:font-name="Times New Roman" fo:font-size="14pt" fo:language="uk" fo:country="UA" fo:font-style="italic" fo:font-weight="bold" style:font-size-asian="14pt" style:font-style-asian="italic" style:font-weight-asian="bold" style:font-size-complex="14pt" style:font-style-complex="italic" style:font-weight-complex="bold"/>
    </style:style>
    <style:style style:name="T15" style:family="text">
      <style:text-properties fo:color="#000000" fo:font-style="italic" fo:font-weight="bold"/>
    </style:style>
    <style:style style:name="T16" style:family="text">
      <style:text-properties fo:color="#000000" fo:language="uk" fo:country="UA"/>
    </style:style>
    <style:style style:name="T17" style:family="text">
      <style:text-properties fo:font-size="14pt" fo:font-style="italic" fo:font-weight="bold" style:font-size-asian="14pt" style:font-style-asian="italic" style:font-weight-asian="bold" style:font-size-complex="14pt" style:font-style-complex="italic" style:font-weight-complex="bold"/>
    </style:style>
    <style:style style:name="T18" style:family="text">
      <style:text-properties fo:font-style="italic"/>
    </style:style>
    <style:style style:name="T19" style:family="text">
      <style:text-properties fo:font-style="italic" fo:font-weight="bold"/>
    </style:style>
    <style:style style:name="T20" style:family="text">
      <style:text-properties style:font-name="Times New Roman"/>
    </style:style>
    <style:style style:name="T21" style:family="text">
      <style:text-properties style:font-name="Times New Roman" fo:font-style="italic" fo:font-weight="bold"/>
    </style:style>
    <style:style style:name="T22" style:family="text">
      <style:text-properties style:font-name="Times New Roman" fo:language="uk" fo:country="UA" style:font-style-asian="normal" style:font-weight-asian="normal"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span text:style-name="T1">семінар </text:span></text:p>
      <text:p text:style-name="P2"><text:span text:style-name="T14">1. </text:span><text:span text:style-name="T17">Визначення методу навчання, його головні функції. Прийоми навчання.</text:span><text:span text:style-name="T8"><text:tab/></text:span></text:p>
      <text:p text:style-name="P9"><text:tab/>Слово «метод» походить від грецького слова methodos – шлях до мети, спосіб пізнання явищ природи і суспільства. </text:p>
      <text:p text:style-name="P9"><text:span text:style-name="T20"><text:tab/></text:span>Метод навчання - це планований процес передачі знань та навичок від вчителя до учня або учнів групи. Методи навчання включають в себе різні підходи та стратегії, які використовуються в навчальному процесі з метою досягнення бажаного результату. </text:p>
      <text:p text:style-name="P9"><text:span text:style-name="T20"><text:tab/>Методи навчання поділяють на </text:span><text:span text:style-name="T21">загальні та спеціальні</text:span><text:span text:style-name="T20">. Під загальними у сучасній педагогіці прийнято розуміти методи, що застосовуються у школі при вивченні різних навчальних предметів. Спеціальними вважають такі, що застосовуються при вивченні окремих дисциплін.</text:span></text:p>
      <text:p text:style-name="P5"><text:tab/>Загальні та спеціальні методи тісно пов’язані і доповнюють один одного. Ось чому не можна відривати проблем загальних методів навчання від проблем спеціальних методів, як і проблем загальної дидактики від проблем окремих методик. Виділяють протилежні і водночас взаємозалежні сторони в методах навчання – явище і сутність, зовнішнє і внутрішнє, форму і зміст.</text:p>
      <text:p text:style-name="P3"><text:span text:style-name="T18"><text:tab/>Зовнішню </text:span>сторону методів навчання характеризують різні способи їх прояву у навчальній діяльності вчителя і учнів, за якими можна безпосередньо спостерігати. Це показує, як саме формуються в учнів знання, навички й уміння. Ця сторона методу може бути описана різними аспектами:</text:p>
      <text:p text:style-name="P4"><text:tab/>1. Словесна форма представлення навчальної інформації вчителем і усна форма відтворення знань учнями.</text:p>
      <text:p text:style-name="P4"><text:tab/>2. Зорова форма подання навчальної інформації за допомогою використання наочних посібників.</text:p>
      <text:p text:style-name="P4"><text:tab/>3. Різноманітні практичні роботи учнів під керівництвом або за завданнями вчителя як форма обміну інформацією між тими, хто вчить, і тими, хто вчиться.</text:p>
      <text:list xml:id="list8456918596512398142" text:style-name="L1">
        <text:list-item>
          <text:list>
            <text:list-item>
              <text:list>
                <text:list-item>
                  <text:p text:style-name="P16">Різні зовнішні прийоми, що їх використовує вчитель для підвищення ефективності навчання учнів (педагогічна техніка, культура мовлення, педагогічний такт тощо).</text:p>
                </text:list-item>
              </text:list>
            </text:list-item>
          </text:list>
        </text:list-item>
      </text:list>
      <text:p text:style-name="P4"><text:tab/>Зовнішні сторони методу навчання відображують певні внутрішні прояви.</text:p>
      <text:p text:style-name="P4"><text:span text:style-name="T18"><text:tab/>Внутрішня сторона </text:span>методу навчання становить його сутність. Її не можна спостерігати зовні. Сюди належать такі моменти:</text:p>
      <text:list xml:id="list8131082330254381952" text:style-name="L2">
        <text:list-item>
          <text:p text:style-name="P14"><text:s/>Цілеспрямованість викладання і учіння.</text:p>
        </text:list-item>
        <text:list-item>
          <text:p text:style-name="P14"><text:s/>Зміст навчання, яким визначаються методи.</text:p>
        </text:list-item>
        <text:list-item>
          <text:p text:style-name="P14"><text:s/>Процес логічної розумової діяльності учнів (аналіз і синтез, індукція тощо).</text:p>
        </text:list-item>
        <text:list-item>
          <text:p text:style-name="P17"><text:s/>Психологічна сторона методу, що органічно властива йому.<text:tab/></text:p>
        </text:list-item>
      </text:list>
      <text:p text:style-name="P5"><text:soft-page-break/><text:tab/>Методи навчання виконують такі <text:span text:style-name="T19">функції: </text:span>освітню, виховну, розвиваючу, мотиваційну, контрольно-керуючу.</text:p>
      <text:p text:style-name="P13"><text:tab/><text:span text:style-name="T11">Освітня функція </text:span><text:span text:style-name="T12">методів навчання сприяє гармонійному цілеспрямованому розвитку особистості. Ця функція найбільш успішно здійснюється при оптимальному виборі методів і прийомів викладання, їх дидактичних структур та засобів.</text:span></text:p>
      <text:p text:style-name="P11"><text:span text:style-name="T15"><text:tab/>Виховна функція </text:span><text:span text:style-name="T13">невіддільна від освітньої. Застосування методів навчання сприяє організації правильних взаємовідносин між </text:span><text:span text:style-name="T16">вчителем</text:span><text:span text:style-name="T13"> і </text:span><text:span text:style-name="T16">учнями</text:span><text:span text:style-name="T13">, між самими </text:span><text:span text:style-name="T16">учнями</text:span><text:span text:style-name="T13">. Організація самостійної роботи з постійною перевіркою та оцінкою навчально-пізнавальної діяльності та корекцією їх результатів виховують у </text:span><text:span text:style-name="T16">учнів</text:span><text:span text:style-name="T13"> наполегливість, почуття відповідальності за доручену роботу, за успіх виконання завдань, акуратність та сумлінність.</text:span></text:p>
      <text:p text:style-name="P11"><text:span text:style-name="T15"><text:tab/>Розвиваюча функція </text:span><text:span text:style-name="T13">методів навчання тісно пов’язана з освітньою та виховною функціями. Нема спеціально розвиваючої діяльності та розвиваючих методів, кожний метод навчання здійснює розвиваючу функцію, одні більше, інші менше. Наприклад, проблемний, пошуковий характер спостереження, лабораторної або практичної роботи сприяє більше розумовому розвитку, ніж репродуктивний або просто виконавчий.</text:span></text:p>
      <text:p text:style-name="P11"><text:span text:style-name="T15"><text:tab/>Мотиваційна функція </text:span><text:span text:style-name="T13">методу навчання передбачає формування спонукальних сил навчання, свідомості, підтримання та укріплення пізнавального інтересу на конкретному занятті. Метод навчання повинен включати такі прийоми, які б викликали внутрішні імпульси, спонукали </text:span><text:span text:style-name="T16">учнів</text:span><text:span text:style-name="T13"> до вирішення складних завдань, успішного подолання перешкод та труднощів при вивченні дисциплін.</text:span></text:p>
      <text:p text:style-name="P11"><text:span text:style-name="T15"><text:tab/>Контрольно-корекційна функція </text:span><text:span text:style-name="T13">забезпечує успішне здійснення усіх інших функцій методів навчання. Якщо </text:span><text:span text:style-name="T16">вчитель</text:span><text:span text:style-name="T13"> не знає, як здійснюється та чи інша функція, він не може правильно корегувати методи навчання і керувати процесом </text:span><text:span text:style-name="T16">навчання</text:span><text:span text:style-name="T13"> та навчально-пізнавальною діяльністю </text:span><text:span text:style-name="T16">учнів</text:span><text:span text:style-name="T13">.</text:span></text:p>
      <text:p text:style-name="P6"><text:span text:style-name="T9"><text:tab/>Метод реалізується через сукупність прийомів. </text:span><text:span text:style-name="T10">Прийомом </text:span><text:span text:style-name="T9">називають структурний компонент методу. Одні й ті самі прийоми можуть бути складовими різних методів, але в поєднанні з іншими прийомами утворюють зовсім інший метод. Наприклад, прийом запам’ятовування задіяний як у репродуктивних, так і в проблемно-пошукових методах навчання; проте в першій групі методів він домінує, а в другій є допоміжним, бо сприяє запам’ятовуванню основних результатів проблемних міркувань.</text:span></text:p>
      <text:p text:style-name="P9"><text:tab/>До прийомів належать:</text:p>
      <text:p text:style-name="P9"><text:tab/>1. Експеримент. Передбачає проведення практичних досліджень з метою з'ясування закономірностей та отримання нових знань.</text:p>
      <text:p text:style-name="P9"><text:tab/>2. Бесіда. Це обмін думками між учнями та вчителем на різні теми, з метою розширення кругозору та формування навичок спілкування.</text:p>
      <text:p text:style-name="P9"><text:tab/>3. Лекція. Це виклад матеріалу вчителем, з метою передачі знань та <text:soft-page-break/>навичок.</text:p>
      <text:p text:style-name="P9"><text:tab/>4. Групова робота. Передбачає поділ учнів на групи з метою спільної роботи над завданнями та взаємодії.</text:p>
      <text:p text:style-name="P9"><text:tab/>5. Рольова гра. Це симуляція реальної ситуації, в якій учні відіграють певні ролі з метою формування навичок спілкування та взаємодії.</text:p>
      <text:p text:style-name="P9"><text:tab/>6. Тренінг. Це практична робота над розвитком навичок та вмінь, з метою досягнення певних цілей, наприклад, підвищення лідерських якостей або розвиток комунікативної компетентності.</text:p>
      <text:p text:style-name="P9"><text:tab/>7. Проектна робота. Це створення учнями проекту, який вимагає використання різних навичок та знань для його реалізації.</text:p>
      <text:p text:style-name="P9"><text:tab/>8. Вправи та практичні завдання. Це виконання конкретних завдань з метою закріплення знань та розвитку навичок.</text:p>
      <text:p text:style-name="P9"><text:tab/>9. Самостійна робота. Це виконання завдань учнями самостійно з метою формування навичок самостійної роботи та розвитку креативності.</text:p>
      <text:p text:style-name="P9"><text:tab/>10. Дискусія. Це обговорення різних поглядів на певну тему з метою розвитку критичного мислення та аналітичних навичок.</text:p>
      <text:p text:style-name="P10"><text:span text:style-name="T2"><text:tab/>У процесі навчання використовуються різні комбінації цих прийомів, залежно від мети та характеру навчального матеріалу. Ефективне використання методів навчання допомагає досягати максимального результату у навчанні та ро</text:span><text:span text:style-name="T22">звитку учнів.</text:span></text:p>
      <text:p text:style-name="P12"><text:span text:style-name="T5"><text:tab/></text:span><text:span text:style-name="T6">Засіб навчання </text:span><text:span text:style-name="T3">– </text:span><text:span text:style-name="T7">це матеріальний або ідеальний об’єкт, який “розміщено” між учителем та учнем і використовується для засвоєння знань, формування досвіду пізнавальної та практичної діяльності. Засіб навчання </text:span><text:span text:style-name="T4">с</text:span><text:span text:style-name="T7">уттєво впливає на якість знань учнів, їх розумовий розвиток та професійне становлення.</text:span> </text:p>
      <text:p text:style-name="P12"><text:tab/><text:span text:style-name="T7">В сучасній школі широко використовуються такі засоби навчання:</text:span></text:p>
      <text:p text:style-name="P7"><text:tab/>1. Об’єкти навколишнього середовища взяті в натуральному вигляді або препаровані для навчальних завдань (живі і засушені рослини, тварини і їх опудала, зразки гірських порід, фунту, мінералів, машини і їх частини, археологічні знахідки і т. ін.).</text:p>
      <text:p text:style-name="P7"><text:tab/>2. Діючі моделі (машин, механізмів, апаратів, споруд та ін.).</text:p>
      <text:p text:style-name="P7"><text:tab/>3. Макети і муляжі (рослин і їх плодів, технічних установок і споруд, організмів і окремих органів та ін.).</text:p>
      <text:p text:style-name="P7"><text:tab/>4. Прилади і засоби для демонстраційних експериментів.</text:p>
      <text:p text:style-name="P7"><text:tab/>5. Графічні засоби (картини, малюнки, географічні карти, схеми).</text:p>
      <text:p text:style-name="P7"><text:tab/>6. Технічні засоби навчання (діапозитиви, діафільми, навчальні кінофільми, радіо- і телепередачі, звуко- і відеозаписи та <text:span text:style-name="T1">і</text:span>н.).</text:p>
      <text:p text:style-name="P7"><text:soft-page-break/><text:tab/>7. Підручники і навчальні посібники.</text:p>
      <text:p text:style-name="P7"><text:tab/>8. Прилади для контролю знань і умінь учнів.</text:p>
      <text:p text:style-name="P7"><text:tab/>9. Комп’ютери.</text:p>
      <text:p text:style-name="P7"><text:tab/>Цей перелік засобів навчання не є вичерпаним, але він містить найбільш вживані з них</text:p>
      <text:p text:style-name="P8"/>
      <text:p text:style-name="P9"/>
      <text:p text:style-name="P9"/>
      <text:p text:style-name="P9"/>
      <text:p text:style-name="P9"/>
      <text:p text:style-name="P4"><text:tab/></text:p>
      <text:p text:style-name="P4"><text:tab/></text:p>
      <text:p text:style-name="P4"><text:tab/></text:p>
      <text:p text:style-name="P18"><text:tab/></text:p>
      <text:p text:style-name="P4"/>
      <text:p text:style-name="P19"/>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Roboto" svg:font-family="Robot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7M37S</meta:editing-duration>
    <meta:editing-cycles>16</meta:editing-cycles>
    <meta:generator>OpenOffice/4.1.13$Win32 OpenOffice.org_project/4113m1$Build-9810</meta:generator>
    <dc:date>2023-05-08T14:25:48.08</dc:date>
    <dc:creator>Olia Kravets</dc:creator>
    <meta:document-statistic meta:table-count="0" meta:image-count="0" meta:object-count="0" meta:page-count="4" meta:paragraph-count="52" meta:word-count="951" meta:character-count="7215"/>
    <meta:user-defined meta:name="Info 1"/>
    <meta:user-defined meta:name="Info 2"/>
    <meta:user-defined meta:name="Info 3"/>
    <meta:user-defined meta:name="Info 4"/>
  </office:meta>
</office:document-meta>
</file>